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78in"/>
    </style:style>
    <style:style style:name="co3" style:family="table-column">
      <style:table-column-properties fo:break-before="auto" style:column-width="1.17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15-20-3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01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p02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p03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</table:table-row>
        <table:table-row table:style-name="ro1">
          <table:table-cell office:value-type="string" calcext:value-type="string">
            <text:p>Run-1</text:p>
          </table:table-cell>
          <table:table-cell office:value-type="float" office:value="195.89" calcext:value-type="float">
            <text:p>195.89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Run-1</text:p>
          </table:table-cell>
          <table:table-cell office:value-type="float" office:value="211.58" calcext:value-type="float">
            <text:p>211.58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Run-1</text:p>
          </table:table-cell>
          <table:table-cell office:value-type="float" office:value="198.07" calcext:value-type="float">
            <text:p>198.07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Run-2</text:p>
          </table:table-cell>
          <table:table-cell office:value-type="float" office:value="196.2" calcext:value-type="float">
            <text:p>196.2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Run-2</text:p>
          </table:table-cell>
          <table:table-cell office:value-type="float" office:value="194.75" calcext:value-type="float">
            <text:p>194.75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Run-2</text:p>
          </table:table-cell>
          <table:table-cell office:value-type="float" office:value="197.05" calcext:value-type="float">
            <text:p>197.0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un-3</text:p>
          </table:table-cell>
          <table:table-cell office:value-type="float" office:value="195.35" calcext:value-type="float">
            <text:p>195.35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Run-3</text:p>
          </table:table-cell>
          <table:table-cell office:value-type="float" office:value="193.96" calcext:value-type="float">
            <text:p>193.96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Run-3</text:p>
          </table:table-cell>
          <table:table-cell office:value-type="float" office:value="209.73" calcext:value-type="float">
            <text:p>209.73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Run-4</text:p>
          </table:table-cell>
          <table:table-cell office:value-type="float" office:value="195.89" calcext:value-type="float">
            <text:p>195.89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Run-4</text:p>
          </table:table-cell>
          <table:table-cell office:value-type="float" office:value="201.95" calcext:value-type="float">
            <text:p>201.95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Run-4</text:p>
          </table:table-cell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un-5</text:p>
          </table:table-cell>
          <table:table-cell office:value-type="float" office:value="196.2" calcext:value-type="float">
            <text:p>196.2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Run-5</text:p>
          </table:table-cell>
          <table:table-cell office:value-type="float" office:value="219.83" calcext:value-type="float">
            <text:p>219.83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Run-5</text:p>
          </table:table-cell>
          <table:table-cell office:value-type="float" office:value="195.24" calcext:value-type="float">
            <text:p>195.24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3:.B7])" office:value-type="float" office:value="195.35" calcext:value-type="float">
            <text:p>195.35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F3:.F7])" office:value-type="float" office:value="193.96" calcext:value-type="float">
            <text:p>193.96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J3:.J7])" office:value-type="float" office:value="190" calcext:value-type="float">
            <text:p>190</text:p>
          </table:table-cell>
          <table:table-cell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3:.B7])" office:value-type="float" office:value="195.906" calcext:value-type="float">
            <text:p>195.906</text:p>
          </table:table-cell>
          <table:table-cell table:style-name="ce1" table:formula="of:=AVERAGE([.C3:.C7])" office:value-type="float" office:value="61" calcext:value-type="float">
            <text:p>61</text:p>
          </table:table-cell>
          <table:table-cell/>
          <table:table-cell office:value-type="string" calcext:value-type="string">
            <text:p>AVG</text:p>
          </table:table-cell>
          <table:table-cell table:formula="of:=AVERAGE([.F3:.F7])" office:value-type="float" office:value="204.414" calcext:value-type="float">
            <text:p>204.414</text:p>
          </table:table-cell>
          <table:table-cell table:style-name="ce1" table:formula="of:=AVERAGE([.G3:.G7])" office:value-type="float" office:value="67.8" calcext:value-type="float">
            <text:p>68</text:p>
          </table:table-cell>
          <table:table-cell/>
          <table:table-cell office:value-type="string" calcext:value-type="string">
            <text:p>AVG</text:p>
          </table:table-cell>
          <table:table-cell table:formula="of:=AVERAGE([.J3:.J7])" office:value-type="float" office:value="198.018" calcext:value-type="float">
            <text:p>198.018</text:p>
          </table:table-cell>
          <table:table-cell table:style-name="ce1" table:formula="of:=AVERAGE([.K3:.K7])" office:value-type="float" office:value="108.4" calcext:value-type="float">
            <text:p>108</text:p>
          </table:table-cell>
        </table:table-row>
        <table:table-row table:style-name="ro1">
          <table:table-cell office:value-type="string" calcext:value-type="string">
            <text:p>WORST</text:p>
          </table:table-cell>
          <table:table-cell table:formula="of:=MAX([.B3:.B7])" office:value-type="float" office:value="196.2" calcext:value-type="float">
            <text:p>196.2</text:p>
          </table:table-cell>
          <table:table-cell table:number-columns-repeated="2"/>
          <table:table-cell office:value-type="string" calcext:value-type="string">
            <text:p>WORST</text:p>
          </table:table-cell>
          <table:table-cell table:formula="of:=MAX([.F3:.F7])" office:value-type="float" office:value="219.83" calcext:value-type="float">
            <text:p>219.83</text:p>
          </table:table-cell>
          <table:table-cell table:number-columns-repeated="2"/>
          <table:table-cell office:value-type="string" calcext:value-type="string">
            <text:p>WORST</text:p>
          </table:table-cell>
          <table:table-cell table:formula="of:=MAX([.J3:.J7])" office:value-type="float" office:value="209.73" calcext:value-type="float">
            <text:p>209.73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p04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p05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p06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</table:table-row>
        <table:table-row table:style-name="ro1">
          <table:table-cell office:value-type="string" calcext:value-type="string">
            <text:p>Run-1</text:p>
          </table:table-cell>
          <table:table-cell office:value-type="float" office:value="595.11" calcext:value-type="float">
            <text:p>595.11</text:p>
          </table:table-cell>
          <table:table-cell office:value-type="float" office:value="261" calcext:value-type="float">
            <text:p>261</text:p>
          </table:table-cell>
          <table:table-cell/>
          <table:table-cell office:value-type="string" calcext:value-type="string">
            <text:p>Run-1</text:p>
          </table:table-cell>
          <table:table-cell office:value-type="float" office:value="593.66" calcext:value-type="float">
            <text:p>593.6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string" calcext:value-type="string">
            <text:p>Run-1</text:p>
          </table:table-cell>
          <table:table-cell office:value-type="float" office:value="381.63" calcext:value-type="float">
            <text:p>381.63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Run-2</text:p>
          </table:table-cell>
          <table:table-cell office:value-type="float" office:value="605.03" calcext:value-type="float">
            <text:p>605.03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Run-2</text:p>
          </table:table-cell>
          <table:table-cell office:value-type="float" office:value="599.3" calcext:value-type="float">
            <text:p>599.3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string" calcext:value-type="string">
            <text:p>Run-2</text:p>
          </table:table-cell>
          <table:table-cell office:value-type="float" office:value="374.91" calcext:value-type="float">
            <text:p>374.91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Run-3</text:p>
          </table:table-cell>
          <table:table-cell office:value-type="float" office:value="601.34" calcext:value-type="float">
            <text:p>601.34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string" calcext:value-type="string">
            <text:p>Run-3</text:p>
          </table:table-cell>
          <table:table-cell office:value-type="float" office:value="614.37" calcext:value-type="float">
            <text:p>614.37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string" calcext:value-type="string">
            <text:p>Run-3</text:p>
          </table:table-cell>
          <table:table-cell office:value-type="float" office:value="379.04" calcext:value-type="float">
            <text:p>379.04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Run-4</text:p>
          </table:table-cell>
          <table:table-cell office:value-type="float" office:value="604.83" calcext:value-type="float">
            <text:p>604.83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string" calcext:value-type="string">
            <text:p>Run-4</text:p>
          </table:table-cell>
          <table:table-cell office:value-type="float" office:value="606.95" calcext:value-type="float">
            <text:p>606.95</text:p>
          </table:table-cell>
          <table:table-cell office:value-type="float" office:value="244" calcext:value-type="float">
            <text:p>244</text:p>
          </table:table-cell>
          <table:table-cell/>
          <table:table-cell office:value-type="string" calcext:value-type="string">
            <text:p>Run-4</text:p>
          </table:table-cell>
          <table:table-cell office:value-type="float" office:value="373.69" calcext:value-type="float">
            <text:p>373.69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Run-5</text:p>
          </table:table-cell>
          <table:table-cell office:value-type="float" office:value="608.86" calcext:value-type="float">
            <text:p>608.86</text:p>
          </table:table-cell>
          <table:table-cell office:value-type="float" office:value="266" calcext:value-type="float">
            <text:p>266</text:p>
          </table:table-cell>
          <table:table-cell/>
          <table:table-cell office:value-type="string" calcext:value-type="string">
            <text:p>Run-5</text:p>
          </table:table-cell>
          <table:table-cell office:value-type="float" office:value="593.05" calcext:value-type="float">
            <text:p>593.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string" calcext:value-type="string">
            <text:p>Run-5</text:p>
          </table:table-cell>
          <table:table-cell office:value-type="float" office:value="385.79" calcext:value-type="float">
            <text:p>385.79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14:.B18])" office:value-type="float" office:value="595.11" calcext:value-type="float">
            <text:p>595.11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F14:.F18])" office:value-type="float" office:value="593.05" calcext:value-type="float">
            <text:p>593.05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J14:.J18])" office:value-type="float" office:value="373.69" calcext:value-type="float">
            <text:p>373.69</text:p>
          </table:table-cell>
          <table:table-cell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14:.B18])" office:value-type="float" office:value="603.034" calcext:value-type="float">
            <text:p>603.034</text:p>
          </table:table-cell>
          <table:table-cell table:style-name="ce1" table:formula="of:=AVERAGE([.C14:.C18])" office:value-type="float" office:value="262.6" calcext:value-type="float">
            <text:p>263</text:p>
          </table:table-cell>
          <table:table-cell/>
          <table:table-cell office:value-type="string" calcext:value-type="string">
            <text:p>AVG</text:p>
          </table:table-cell>
          <table:table-cell table:formula="of:=AVERAGE([.F14:.F18])" office:value-type="float" office:value="601.466" calcext:value-type="float">
            <text:p>601.466</text:p>
          </table:table-cell>
          <table:table-cell table:style-name="ce1" table:formula="of:=AVERAGE([.G14:.G18])" office:value-type="float" office:value="326.6" calcext:value-type="float">
            <text:p>327</text:p>
          </table:table-cell>
          <table:table-cell/>
          <table:table-cell office:value-type="string" calcext:value-type="string">
            <text:p>AVG</text:p>
          </table:table-cell>
          <table:table-cell table:formula="of:=AVERAGE([.J14:.J18])" office:value-type="float" office:value="379.012" calcext:value-type="float">
            <text:p>379.012</text:p>
          </table:table-cell>
          <table:table-cell table:style-name="ce1" table:formula="of:=AVERAGE([.K14:.K18])" office:value-type="float" office:value="216.2" calcext:value-type="float">
            <text:p>216</text:p>
          </table:table-cell>
        </table:table-row>
        <table:table-row table:style-name="ro1">
          <table:table-cell office:value-type="string" calcext:value-type="string">
            <text:p>WORST</text:p>
          </table:table-cell>
          <table:table-cell table:formula="of:=MAX([.B14:.B18])" office:value-type="float" office:value="608.86" calcext:value-type="float">
            <text:p>608.86</text:p>
          </table:table-cell>
          <table:table-cell table:number-columns-repeated="2"/>
          <table:table-cell office:value-type="string" calcext:value-type="string">
            <text:p>WORST</text:p>
          </table:table-cell>
          <table:table-cell table:formula="of:=MAX([.F14:.F18])" office:value-type="float" office:value="614.37" calcext:value-type="float">
            <text:p>614.37</text:p>
          </table:table-cell>
          <table:table-cell table:number-columns-repeated="2"/>
          <table:table-cell office:value-type="string" calcext:value-type="string">
            <text:p>WORST</text:p>
          </table:table-cell>
          <table:table-cell table:formula="of:=MAX([.J14:.J18])" office:value-type="float" office:value="385.79" calcext:value-type="float">
            <text:p>385.79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p07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p08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p09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</table:table-row>
        <table:table-row table:style-name="ro1">
          <table:table-cell office:value-type="string" calcext:value-type="string">
            <text:p>Run-1</text:p>
          </table:table-cell>
          <table:table-cell office:value-type="float" office:value="301.31" calcext:value-type="float">
            <text:p>301.31</text:p>
          </table:table-cell>
          <table:table-cell office:value-type="float" office:value="245" calcext:value-type="float">
            <text:p>245</text:p>
          </table:table-cell>
          <table:table-cell/>
          <table:table-cell office:value-type="string" calcext:value-type="string">
            <text:p>Run-1</text:p>
          </table:table-cell>
          <table:table-cell office:value-type="float" office:value="2892.7" calcext:value-type="float">
            <text:p>2892.7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1</text:p>
          </table:table-cell>
          <table:table-cell office:value-type="float" office:value="1810.63" calcext:value-type="float">
            <text:p>1810.63</text:p>
          </table:table-cell>
          <table:table-cell office:value-type="float" office:value="2782" calcext:value-type="float">
            <text:p>2782</text:p>
          </table:table-cell>
        </table:table-row>
        <table:table-row table:style-name="ro1">
          <table:table-cell office:value-type="string" calcext:value-type="string">
            <text:p>Run-2</text:p>
          </table:table-cell>
          <table:table-cell office:value-type="float" office:value="301.55" calcext:value-type="float">
            <text:p>301.55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string" calcext:value-type="string">
            <text:p>Run-2</text:p>
          </table:table-cell>
          <table:table-cell office:value-type="float" office:value="2823.8" calcext:value-type="float">
            <text:p>2823.8</text:p>
          </table:table-cell>
          <table:table-cell office:value-type="float" office:value="2869" calcext:value-type="float">
            <text:p>2869</text:p>
          </table:table-cell>
          <table:table-cell/>
          <table:table-cell office:value-type="string" calcext:value-type="string">
            <text:p>Run-2</text:p>
          </table:table-cell>
          <table:table-cell office:value-type="float" office:value="1774.68" calcext:value-type="float">
            <text:p>1774.68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Run-3</text:p>
          </table:table-cell>
          <table:table-cell office:value-type="float" office:value="293.14" calcext:value-type="float">
            <text:p>293.14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Run-3</text:p>
          </table:table-cell>
          <table:table-cell office:value-type="float" office:value="2884.72" calcext:value-type="float">
            <text:p>2884.72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3</text:p>
          </table:table-cell>
          <table:table-cell office:value-type="float" office:value="1765.8" calcext:value-type="float">
            <text:p>1765.8</text:p>
          </table:table-cell>
          <table:table-cell office:value-type="float" office:value="3042" calcext:value-type="float">
            <text:p>3042</text:p>
          </table:table-cell>
        </table:table-row>
        <table:table-row table:style-name="ro1">
          <table:table-cell office:value-type="string" calcext:value-type="string">
            <text:p>Run-4</text:p>
          </table:table-cell>
          <table:table-cell office:value-type="float" office:value="292.04" calcext:value-type="float">
            <text:p>292.04</text:p>
          </table:table-cell>
          <table:table-cell office:value-type="float" office:value="279" calcext:value-type="float">
            <text:p>279</text:p>
          </table:table-cell>
          <table:table-cell/>
          <table:table-cell office:value-type="string" calcext:value-type="string">
            <text:p>Run-4</text:p>
          </table:table-cell>
          <table:table-cell office:value-type="float" office:value="2801.15" calcext:value-type="float">
            <text:p>2801.15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4</text:p>
          </table:table-cell>
          <table:table-cell office:value-type="float" office:value="1773.15" calcext:value-type="float">
            <text:p>1773.15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Run-5</text:p>
          </table:table-cell>
          <table:table-cell office:value-type="float" office:value="289.75" calcext:value-type="float">
            <text:p>289.75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string" calcext:value-type="string">
            <text:p>Run-5</text:p>
          </table:table-cell>
          <table:table-cell office:value-type="float" office:value="2868.09" calcext:value-type="float">
            <text:p>2868.09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5</text:p>
          </table:table-cell>
          <table:table-cell office:value-type="float" office:value="1824.08" calcext:value-type="float">
            <text:p>1824.08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25:.B29])" office:value-type="float" office:value="289.75" calcext:value-type="float">
            <text:p>289.75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F25:.F29])" office:value-type="float" office:value="2801.15" calcext:value-type="float">
            <text:p>2801.15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J25:.J29])" office:value-type="float" office:value="1765.8" calcext:value-type="float">
            <text:p>1765.8</text:p>
          </table:table-cell>
          <table:table-cell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25:.B29])" office:value-type="float" office:value="295.558" calcext:value-type="float">
            <text:p>295.558</text:p>
          </table:table-cell>
          <table:table-cell table:style-name="ce1" table:formula="of:=AVERAGE([.C25:.C29])" office:value-type="float" office:value="229.4" calcext:value-type="float">
            <text:p>229</text:p>
          </table:table-cell>
          <table:table-cell/>
          <table:table-cell office:value-type="string" calcext:value-type="string">
            <text:p>AVG</text:p>
          </table:table-cell>
          <table:table-cell table:formula="of:=AVERAGE([.F25:.F29])" office:value-type="float" office:value="2854.092" calcext:value-type="float">
            <text:p>2854.092</text:p>
          </table:table-cell>
          <table:table-cell table:style-name="ce1" table:formula="of:=AVERAGE([.G25:.G29])" office:value-type="float" office:value="3453.8" calcext:value-type="float">
            <text:p>3454</text:p>
          </table:table-cell>
          <table:table-cell/>
          <table:table-cell office:value-type="string" calcext:value-type="string">
            <text:p>AVG</text:p>
          </table:table-cell>
          <table:table-cell table:formula="of:=AVERAGE([.J25:.J29])" office:value-type="float" office:value="1789.668" calcext:value-type="float">
            <text:p>1789.668</text:p>
          </table:table-cell>
          <table:table-cell table:style-name="ce1" table:formula="of:=AVERAGE([.K25:.K29])" office:value-type="float" office:value="3324.8" calcext:value-type="float">
            <text:p>3325</text:p>
          </table:table-cell>
        </table:table-row>
        <table:table-row table:style-name="ro1">
          <table:table-cell office:value-type="string" calcext:value-type="string">
            <text:p>WORST</text:p>
          </table:table-cell>
          <table:table-cell table:formula="of:=MAX([.B25:.B29])" office:value-type="float" office:value="301.55" calcext:value-type="float">
            <text:p>301.55</text:p>
          </table:table-cell>
          <table:table-cell table:number-columns-repeated="2"/>
          <table:table-cell office:value-type="string" calcext:value-type="string">
            <text:p>WORST</text:p>
          </table:table-cell>
          <table:table-cell table:formula="of:=MAX([.F25:.F29])" office:value-type="float" office:value="2892.7" calcext:value-type="float">
            <text:p>2892.7</text:p>
          </table:table-cell>
          <table:table-cell table:number-columns-repeated="2"/>
          <table:table-cell office:value-type="string" calcext:value-type="string">
            <text:p>WORST</text:p>
          </table:table-cell>
          <table:table-cell table:formula="of:=MAX([.J25:.J29])" office:value-type="float" office:value="1824.08" calcext:value-type="float">
            <text:p>1824.08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p10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p11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-1</text:p>
          </table:table-cell>
          <table:table-cell office:value-type="float" office:value="1341.89" calcext:value-type="float">
            <text:p>1341.89</text:p>
          </table:table-cell>
          <table:table-cell office:value-type="float" office:value="2163" calcext:value-type="float">
            <text:p>2163</text:p>
          </table:table-cell>
          <table:table-cell/>
          <table:table-cell office:value-type="string" calcext:value-type="string">
            <text:p>Run-1</text:p>
          </table:table-cell>
          <table:table-cell office:value-type="float" office:value="1072.1" calcext:value-type="float">
            <text:p>1072.1</text:p>
          </table:table-cell>
          <table:table-cell office:value-type="float" office:value="2320" calcext:value-type="float">
            <text:p>23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-2</text:p>
          </table:table-cell>
          <table:table-cell office:value-type="float" office:value="1483.68" calcext:value-type="float">
            <text:p>1483.68</text:p>
          </table:table-cell>
          <table:table-cell office:value-type="float" office:value="1343" calcext:value-type="float">
            <text:p>1343</text:p>
          </table:table-cell>
          <table:table-cell/>
          <table:table-cell office:value-type="string" calcext:value-type="string">
            <text:p>Run-2</text:p>
          </table:table-cell>
          <table:table-cell office:value-type="float" office:value="1035.5" calcext:value-type="float">
            <text:p>1035.5</text:p>
          </table:table-cell>
          <table:table-cell office:value-type="float" office:value="2591" calcext:value-type="float">
            <text:p>25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-3</text:p>
          </table:table-cell>
          <table:table-cell office:value-type="float" office:value="1419.35" calcext:value-type="float">
            <text:p>1419.35</text:p>
          </table:table-cell>
          <table:table-cell office:value-type="float" office:value="1497" calcext:value-type="float">
            <text:p>1497</text:p>
          </table:table-cell>
          <table:table-cell/>
          <table:table-cell office:value-type="string" calcext:value-type="string">
            <text:p>Run-3</text:p>
          </table:table-cell>
          <table:table-cell office:value-type="float" office:value="1050.09" calcext:value-type="float">
            <text:p>1050.09</text:p>
          </table:table-cell>
          <table:table-cell office:value-type="float" office:value="2711" calcext:value-type="float">
            <text:p>27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-4</text:p>
          </table:table-cell>
          <table:table-cell office:value-type="float" office:value="1349.58" calcext:value-type="float">
            <text:p>1349.58</text:p>
          </table:table-cell>
          <table:table-cell office:value-type="float" office:value="2826" calcext:value-type="float">
            <text:p>2826</text:p>
          </table:table-cell>
          <table:table-cell/>
          <table:table-cell office:value-type="string" calcext:value-type="string">
            <text:p>Run-4</text:p>
          </table:table-cell>
          <table:table-cell office:value-type="float" office:value="1046.31" calcext:value-type="float">
            <text:p>1046.31</text:p>
          </table:table-cell>
          <table:table-cell office:value-type="float" office:value="3514" calcext:value-type="float">
            <text:p>35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-5</text:p>
          </table:table-cell>
          <table:table-cell office:value-type="float" office:value="1368.2" calcext:value-type="float">
            <text:p>1368.2</text:p>
          </table:table-cell>
          <table:table-cell office:value-type="float" office:value="2976" calcext:value-type="float">
            <text:p>2976</text:p>
          </table:table-cell>
          <table:table-cell/>
          <table:table-cell office:value-type="string" calcext:value-type="string">
            <text:p>Run-5</text:p>
          </table:table-cell>
          <table:table-cell office:value-type="float" office:value="1045.74" calcext:value-type="float">
            <text:p>1045.74</text:p>
          </table:table-cell>
          <table:table-cell office:value-type="float" office:value="3507" calcext:value-type="float">
            <text:p>35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36:.B40])" office:value-type="float" office:value="1341.89" calcext:value-type="float">
            <text:p>1341.89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F36:.F40])" office:value-type="float" office:value="1035.5" calcext:value-type="float">
            <text:p>1035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36:.B40])" office:value-type="float" office:value="1392.54" calcext:value-type="float">
            <text:p>1392.54</text:p>
          </table:table-cell>
          <table:table-cell table:style-name="ce1" table:formula="of:=AVERAGE([.C36:.C40])" office:value-type="float" office:value="2161" calcext:value-type="float">
            <text:p>2161</text:p>
          </table:table-cell>
          <table:table-cell/>
          <table:table-cell office:value-type="string" calcext:value-type="string">
            <text:p>AVG</text:p>
          </table:table-cell>
          <table:table-cell table:formula="of:=AVERAGE([.F36:.F40])" office:value-type="float" office:value="1049.948" calcext:value-type="float">
            <text:p>1049.948</text:p>
          </table:table-cell>
          <table:table-cell table:style-name="ce1" table:formula="of:=AVERAGE([.G36:.G40])" office:value-type="float" office:value="2928.6" calcext:value-type="float">
            <text:p>29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ST</text:p>
          </table:table-cell>
          <table:table-cell table:formula="of:=MAX([.B36:.B40])" office:value-type="float" office:value="1483.68" calcext:value-type="float">
            <text:p>1483.68</text:p>
          </table:table-cell>
          <table:table-cell table:number-columns-repeated="2"/>
          <table:table-cell office:value-type="string" calcext:value-type="string">
            <text:p>WORST</text:p>
          </table:table-cell>
          <table:table-cell table:formula="of:=MAX([.F36:.F40])" office:value-type="float" office:value="1072.1" calcext:value-type="float">
            <text:p>1072.1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p31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p32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p33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</table:table-row>
        <table:table-row table:style-name="ro1">
          <table:table-cell office:value-type="string" calcext:value-type="string">
            <text:p>Run-1</text:p>
          </table:table-cell>
          <table:table-cell office:value-type="float" office:value="1789.12" calcext:value-type="float">
            <text:p>1789.12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1</text:p>
          </table:table-cell>
          <table:table-cell office:value-type="float" office:value="1810.94" calcext:value-type="float">
            <text:p>1810.94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1</text:p>
          </table:table-cell>
          <table:table-cell office:value-type="float" office:value="1479.76" calcext:value-type="float">
            <text:p>1479.76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Run-2</text:p>
          </table:table-cell>
          <table:table-cell office:value-type="float" office:value="1753.79" calcext:value-type="float">
            <text:p>1753.79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2</text:p>
          </table:table-cell>
          <table:table-cell office:value-type="float" office:value="1773.41" calcext:value-type="float">
            <text:p>1773.41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2</text:p>
          </table:table-cell>
          <table:table-cell office:value-type="float" office:value="1484.43" calcext:value-type="float">
            <text:p>1484.43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Run-3</text:p>
          </table:table-cell>
          <table:table-cell office:value-type="float" office:value="1734.15" calcext:value-type="float">
            <text:p>1734.15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3</text:p>
          </table:table-cell>
          <table:table-cell office:value-type="float" office:value="1784.05" calcext:value-type="float">
            <text:p>1784.05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3</text:p>
          </table:table-cell>
          <table:table-cell office:value-type="float" office:value="1438.99" calcext:value-type="float">
            <text:p>1438.99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Run-4</text:p>
          </table:table-cell>
          <table:table-cell office:value-type="float" office:value="1723" calcext:value-type="float">
            <text:p>1723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4</text:p>
          </table:table-cell>
          <table:table-cell office:value-type="float" office:value="1802.64" calcext:value-type="float">
            <text:p>1802.64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4</text:p>
          </table:table-cell>
          <table:table-cell office:value-type="float" office:value="1493.71" calcext:value-type="float">
            <text:p>1493.71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Run-5</text:p>
          </table:table-cell>
          <table:table-cell office:value-type="float" office:value="1758.72" calcext:value-type="float">
            <text:p>1758.72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5</text:p>
          </table:table-cell>
          <table:table-cell office:value-type="float" office:value="1753.06" calcext:value-type="float">
            <text:p>1753.06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5</text:p>
          </table:table-cell>
          <table:table-cell office:value-type="float" office:value="1489.02" calcext:value-type="float">
            <text:p>1489.02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47:.B51])" office:value-type="float" office:value="1723" calcext:value-type="float">
            <text:p>1723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F47:.F51])" office:value-type="float" office:value="1753.06" calcext:value-type="float">
            <text:p>1753.06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J47:.J51])" office:value-type="float" office:value="1438.99" calcext:value-type="float">
            <text:p>1438.99</text:p>
          </table:table-cell>
          <table:table-cell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47:.B51])" office:value-type="float" office:value="1751.756" calcext:value-type="float">
            <text:p>1751.756</text:p>
          </table:table-cell>
          <table:table-cell table:style-name="ce1" table:formula="of:=AVERAGE([.C47:.C51])" office:value-type="float" office:value="3600" calcext:value-type="float">
            <text:p>3600</text:p>
          </table:table-cell>
          <table:table-cell/>
          <table:table-cell office:value-type="string" calcext:value-type="string">
            <text:p>AVG</text:p>
          </table:table-cell>
          <table:table-cell table:formula="of:=AVERAGE([.F47:.F51])" office:value-type="float" office:value="1784.82" calcext:value-type="float">
            <text:p>1784.82</text:p>
          </table:table-cell>
          <table:table-cell table:style-name="ce1" table:formula="of:=AVERAGE([.G47:.G51])" office:value-type="float" office:value="3600" calcext:value-type="float">
            <text:p>3600</text:p>
          </table:table-cell>
          <table:table-cell/>
          <table:table-cell office:value-type="string" calcext:value-type="string">
            <text:p>AVG</text:p>
          </table:table-cell>
          <table:table-cell table:formula="of:=AVERAGE([.J47:.J51])" office:value-type="float" office:value="1477.182" calcext:value-type="float">
            <text:p>1477.182</text:p>
          </table:table-cell>
          <table:table-cell table:style-name="ce1" table:formula="of:=AVERAGE([.K47:.K51])"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WORST</text:p>
          </table:table-cell>
          <table:table-cell table:formula="of:=MAX([.B47:.B51])" office:value-type="float" office:value="1789.12" calcext:value-type="float">
            <text:p>1789.12</text:p>
          </table:table-cell>
          <table:table-cell table:number-columns-repeated="2"/>
          <table:table-cell office:value-type="string" calcext:value-type="string">
            <text:p>WORST</text:p>
          </table:table-cell>
          <table:table-cell table:formula="of:=MAX([.F47:.F51])" office:value-type="float" office:value="1810.94" calcext:value-type="float">
            <text:p>1810.94</text:p>
          </table:table-cell>
          <table:table-cell table:number-columns-repeated="2"/>
          <table:table-cell office:value-type="string" calcext:value-type="string">
            <text:p>WORST</text:p>
          </table:table-cell>
          <table:table-cell table:formula="of:=MAX([.J47:.J51])" office:value-type="float" office:value="1493.71" calcext:value-type="float">
            <text:p>1493.71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p34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p35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-1</text:p>
          </table:table-cell>
          <table:table-cell office:value-type="float" office:value="4436.08" calcext:value-type="float">
            <text:p>4436.08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1</text:p>
          </table:table-cell>
          <table:table-cell office:value-type="float" office:value="3010.2" calcext:value-type="float">
            <text:p>3010.2</text:p>
          </table:table-cell>
          <table:table-cell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-2</text:p>
          </table:table-cell>
          <table:table-cell office:value-type="float" office:value="4449.05" calcext:value-type="float">
            <text:p>4449.05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2</text:p>
          </table:table-cell>
          <table:table-cell office:value-type="float" office:value="2994.14" calcext:value-type="float">
            <text:p>2994.14</text:p>
          </table:table-cell>
          <table:table-cell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-3</text:p>
          </table:table-cell>
          <table:table-cell office:value-type="float" office:value="4325.52" calcext:value-type="float">
            <text:p>4325.52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3</text:p>
          </table:table-cell>
          <table:table-cell office:value-type="float" office:value="3000.93" calcext:value-type="float">
            <text:p>3000.93</text:p>
          </table:table-cell>
          <table:table-cell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-4</text:p>
          </table:table-cell>
          <table:table-cell office:value-type="float" office:value="4386.34" calcext:value-type="float">
            <text:p>4386.34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4</text:p>
          </table:table-cell>
          <table:table-cell office:value-type="float" office:value="3052.88" calcext:value-type="float">
            <text:p>3052.88</text:p>
          </table:table-cell>
          <table:table-cell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-5</text:p>
          </table:table-cell>
          <table:table-cell office:value-type="float" office:value="4250.11" calcext:value-type="float">
            <text:p>4250.11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5</text:p>
          </table:table-cell>
          <table:table-cell office:value-type="float" office:value="3008.37" calcext:value-type="float">
            <text:p>3008.37</text:p>
          </table:table-cell>
          <table:table-cell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58:.B62])" office:value-type="float" office:value="4250.11" calcext:value-type="float">
            <text:p>4250.11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F58:.F62])" office:value-type="float" office:value="2994.14" calcext:value-type="float">
            <text:p>2994.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58:.B62])" office:value-type="float" office:value="4369.42" calcext:value-type="float">
            <text:p>4369.42</text:p>
          </table:table-cell>
          <table:table-cell table:style-name="ce1" table:formula="of:=AVERAGE([.C58:.C62])" office:value-type="float" office:value="3600" calcext:value-type="float">
            <text:p>3600</text:p>
          </table:table-cell>
          <table:table-cell/>
          <table:table-cell office:value-type="string" calcext:value-type="string">
            <text:p>AVG</text:p>
          </table:table-cell>
          <table:table-cell table:formula="of:=AVERAGE([.F58:.F62])" office:value-type="float" office:value="3013.304" calcext:value-type="float">
            <text:p>3013.304</text:p>
          </table:table-cell>
          <table:table-cell table:style-name="ce1" table:formula="of:=AVERAGE([.G58:.G62])"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ST</text:p>
          </table:table-cell>
          <table:table-cell table:formula="of:=MAX([.B58:.B62])" office:value-type="float" office:value="4449.05" calcext:value-type="float">
            <text:p>4449.05</text:p>
          </table:table-cell>
          <table:table-cell table:number-columns-repeated="2"/>
          <table:table-cell office:value-type="string" calcext:value-type="string">
            <text:p>WORST</text:p>
          </table:table-cell>
          <table:table-cell table:formula="of:=MAX([.F58:.F62])" office:value-type="float" office:value="3052.88" calcext:value-type="float">
            <text:p>3052.88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imbus Sans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3">00/00/0000</text:date>, <text:time style:data-style-name="N2" text:time-value="14:04:29.74061191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9T14:52:44.695266760</meta:creation-date>
    <dc:date>2024-09-03T14:06:06.728031177</dc:date>
    <meta:editing-duration>PT21M33S</meta:editing-duration>
    <meta:editing-cycles>18</meta:editing-cycles>
    <meta:generator>LibreOffice/24.2.5.2$Linux_X86_64 LibreOffice_project/420$Build-2</meta:generator>
    <meta:document-statistic meta:table-count="1" meta:cell-count="401" meta:object-count="0"/>
  </office:meta>
</office:document-meta>
</file>